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7mm"/>
    </style:style>
    <style:style style:name="co2" style:family="table-column">
      <style:table-column-properties fo:break-before="auto" style:column-width="66.94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7mm" fo:break-before="auto" style:use-optimal-row-height="true"/>
    </style:style>
    <style:style style:name="ta1" style:family="table" style:master-page-name="PageStyle_5f_Income_20_Statement_20_2018_20_-_20_My_20_Comp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0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ackground-color="#ffa5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2">
      <style:table-cell-properties fo:background-color="#ffa5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Noto Sans CJK SC Regular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come Statement 2018 - My Com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ncome Statement 2018 - My Compan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Default</text:p>
            <text:p>from 01/01/2018 to 12/31/2018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Revenue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Products And Merchandise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411100 Product Sale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411200 Merchandise Sal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Allowances, Discount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412100 Returns, Allowance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412200 Sales Discounts (Consideration Paid To Customers)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General Service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421000 General Servic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Allowances, Discount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422100 Sales Allowance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422200 Sales Discount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Itemized Service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423000 Itemized Servic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Other Recurring Income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431000 Other Recurring Incom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Cost Of Revenue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ce6" office:value-type="string" calcext:value-type="string">
            <text:p><text:s text:c="8"/>511100 Cost Of Goods Sold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<text:s text:c="8"/>511200 Cost Of Services Rendered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<text:s text:c="8"/>511300 Other Costs Of Sale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Gross Profit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Operating Expense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Selling, General, Administrative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512100 Selling And Marketing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512200 General, Administrative Expense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512300 Other Operating Expens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Doubtful Account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513000 Doubtful Account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Other Revenue, Expenses, Gains And Losse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8" office:value-type="string" calcext:value-type="string">
            <text:p>Gains And Losses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Foreign Currency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1100 Foreign Currency Gain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1200 Foreign Currency Los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Other Non-Operating Income Or Los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2100 Other Non-Operating Income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2200 Other Non-Operating Los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Restructuring Charge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3000 Restructuring Charg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Inventory Write-Downs (Not Recognized In Cost Of Sales)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4000 Inventory Write-Downs (Not Recognized In Cost Of Sales)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Impairment Charge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5000 Impairment Charg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Extinguishment Of Debt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6000 Extinguishment Of Deb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Business Combination, Acquisition Related Cost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7000 Business Combination, Acquisition Related Cost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Gain (Loss) Related To Litigation Settlement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8000 Gain (Loss) Related To Litigation Settlemen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Asset Retirement Obligation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9000 Asset Retirement Obligation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Unusual And/Or Infrequent Item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1000 Unusual And/Or Infrequent Item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Additional Itemized Gains And Losse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11100 Additional Itemized Gains And Loss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8" office:value-type="string" calcext:value-type="string">
            <text:p>Non-Operating Revenues, Expenses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Non-Operating Revenues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4" office:value-type="string" calcext:value-type="string">
            <text:p>    <text:span text:style-name="T1">621000 Non-Operating Revenues</text:span>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Non-Operating Expense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9" office:value-type="string" calcext:value-type="string">
            <text:p><text:s text:c="4"/>622000 Non-Operating Expens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Non-Monetary Transactions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<text:s text:c="4"/>630000 Non-Monetary Transaction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7" office:value-type="string" calcext:value-type="string">
            <text:p>Earnings Before Income Taxes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4" office:value-type="string" calcext:value-type="string">
            <text:p>Income Tax (Benefit)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4" office:value-type="string" calcext:value-type="string">
            <text:p>    <text:span text:style-name="T1">700000 Income Tax (Benefit)</text:span>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7" office:value-type="string" calcext:value-type="string">
            <text:p>Net Income</text:p>
          </table:table-cell>
          <table:table-cell table:style-name="ce7"/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0:16:20.236281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come_20_Statement_20_2018_20_-_20_My_20_Comp" style:display-name="PageStyle_Income Statement 2018 - My Com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7:53:15</meta:creation-date>
    <dc:date>2018-05-04T10:58:48.358593319</dc:date>
    <meta:generator>LibreOffice/5.1.6.2$Linux_X86_64 LibreOffice_project/10m0$Build-2</meta:generator>
    <meta:editing-duration>PT19M26S</meta:editing-duration>
    <meta:editing-cycles>1</meta:editing-cycles>
    <meta:document-statistic meta:table-count="1" meta:cell-count="6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